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2-09-17_05-21-5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2-09-17_01-33-5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16_01-29-5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2-09-16_22-20-3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2-09-15_20-49-3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09-16_12-43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2-09-16_21-05-09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2-09-17_06-10-01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2-09-17_06-10-05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7" office:value-type="string">
            <text:p>2022-09-17_06-11-01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19" office:value-type="string">
            <text:p>2022-09-17_06-11-05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9" office:value-type="string">
            <text:p>2022-09-17_06-11-05_001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0" office:value-type="string">
            <text:p>2022-09-17_06-11-07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17" office:value-type="string">
            <text:p>2022-09-17_06-11-19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17" office:value-type="string">
            <text:p>2022-09-17_06-11-32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7" office:value-type="string">
            <text:p>2022-09-17_06-11-52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17" office:value-type="string">
            <text:p>2022-09-17_06-13-53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17" office:value-type="string">
            <text:p>2022-09-17_06-13-55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17" office:value-type="string">
            <text:p>2022-09-17_06-14-02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9" office:value-type="string">
            <text:p>2022-09-17_06-14-13_000.jpg</text:p>
          </table:table-cell>
          <table:table-cell table:style-name="ce27" office:value-type="string">
            <text:p>:m 東和 PHOTO / 220917f / 津田山駅 / 下作延計画 / １名（設備） / 金子工業所（不二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m 東和 PHOTO / 220917f / 津田山駅 / 下作延計画 / １名（設備） / 金子工業所（不二建設） / 現場状況">
            <text:p>:m 東和 PHOTO / 220917f / 津田山駅 / 下作延計画 / １名（設備） / 金子工業所（不二建設） / 現場状況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09-16_15-06-35_000.jpg</text:p>
          </table:table-cell>
          <table:table-cell office:value-type="string">
            <text:p>:m 東和 PHOTO / 220917f / 津田山駅 / 下作延計画 / １名（設備） / 金子工業所（不二建設） / 指示書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09-16_15-06-39_000.jpg</text:p>
          </table:table-cell>
          <table:table-cell office:value-type="string">
            <text:p>:m 東和 PHOTO / 220917f / 津田山駅 / 下作延計画 / １名（設備） / 金子工業所（不二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string" office:string-value=":m 東和 PHOTO / 220917f / 津田山駅 / 下作延計画 / １名（設備） / 金子工業所（不二建設） / 指示書">
            <text:p>:m 東和 PHOTO / 220917f / 津田山駅 / 下作延計画 / １名（設備） / 金子工業所（不二建設） / 指示書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09-16_15-06-46_000.jpg</text:p>
          </table:table-cell>
          <table:table-cell office:value-type="string">
            <text:p>:m 東和 PHOTO / 220917f / 津田山駅 / 下作延計画 / １名（設備） / 金子工業所（不二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string" office:string-value=":m 東和 PHOTO / 220917f / 津田山駅 / 下作延計画 / １名（設備） / 金子工業所（不二建設） / 指示書">
            <text:p>:m 東和 PHOTO / 220917f / 津田山駅 / 下作延計画 / １名（設備） / 金子工業所（不二建設） / 指示書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9" office:value-type="string">
            <text:p>2022-09-16_15-06-49_000.jpg</text:p>
          </table:table-cell>
          <table:table-cell office:value-type="string">
            <text:p>:m 東和 PHOTO / 220917f / 津田山駅 / 下作延計画 / １名（設備） / 金子工業所（不二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string" office:string-value=":m 東和 PHOTO / 220917f / 津田山駅 / 下作延計画 / １名（設備） / 金子工業所（不二建設） / 指示書">
            <text:p>:m 東和 PHOTO / 220917f / 津田山駅 / 下作延計画 / １名（設備） / 金子工業所（不二建設） / 指示書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9" office:value-type="string">
            <text:p>2022-09-16_15-07-04_000.jpg</text:p>
          </table:table-cell>
          <table:table-cell office:value-type="string">
            <text:p>:m 東和 PHOTO / 220917f / 津田山駅 / 下作延計画 / １名（設備） / 金子工業所（不二建設） / 指示書：地図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string" office:string-value=":m 東和 PHOTO / 220917f / 津田山駅 / 下作延計画 / １名（設備） / 金子工業所（不二建設） / 指示書：地図">
            <text:p>:m 東和 PHOTO / 220917f / 津田山駅 / 下作延計画 / １名（設備） / 金子工業所（不二建設） / 指示書：地図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09-16_15-36-09_000.jpg</text:p>
          </table:table-cell>
          <table:table-cell table:style-name="ce27" office:value-type="string">
            <text:p>:m 東和 PHOTO / 220917f / 津田山駅 / 下作延計画 / １名（設備） / 金子工業所（不二建設） / 資料：交通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string" office:string-value=":m 東和 PHOTO / 220917f / 津田山駅 / 下作延計画 / １名（設備） / 金子工業所（不二建設） / 資料：交通">
            <text:p>:m 東和 PHOTO / 220917f / 津田山駅 / 下作延計画 / １名（設備） / 金子工業所（不二建設） / 資料：交通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09-16_15-28-29_000.jpg</text:p>
          </table:table-cell>
          <table:table-cell table:style-name="ce27" office:value-type="string">
            <text:p>:m 東和 PHOTO / 220917f / 津田山駅 / 下作延計画 / １名（設備） / 金子工業所（不二建設） / 資料：地図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string" office:string-value=":m 東和 PHOTO / 220917f / 津田山駅 / 下作延計画 / １名（設備） / 金子工業所（不二建設） / 資料：地図">
            <text:p>:m 東和 PHOTO / 220917f / 津田山駅 / 下作延計画 / １名（設備） / 金子工業所（不二建設） / 資料：地図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09-16_15-28-35_000.jpg</text:p>
          </table:table-cell>
          <table:table-cell table:style-name="ce27" office:value-type="string">
            <text:p>:m 東和 PHOTO / 220917f / 津田山駅 / 下作延計画 / １名（設備） / 金子工業所（不二建設） / 資料：地図：路上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string" office:string-value=":m 東和 PHOTO / 220917f / 津田山駅 / 下作延計画 / １名（設備） / 金子工業所（不二建設） / 資料：地図：路上">
            <text:p>:m 東和 PHOTO / 220917f / 津田山駅 / 下作延計画 / １名（設備） / 金子工業所（不二建設） / 資料：地図：路上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16_13-20-08_000.jpg</text:p>
          </table:table-cell>
          <table:table-cell table:style-name="ce27" office:value-type="string">
            <text:p>:m 東和 PHOTO / 220917f / 津田山駅 / 下作延計画 / １名（設備） / 金子工業所（不二建設） / 資料：天気</text:p>
          </table:table-cell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string" office:string-value=":m 東和 PHOTO / 220917f / 津田山駅 / 下作延計画 / １名（設備） / 金子工業所（不二建設） / 資料：天気">
            <text:p>:m 東和 PHOTO / 220917f / 津田山駅 / 下作延計画 / １名（設備） / 金子工業所（不二建設） / 資料：天気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16_13-20-25_000.jpg</text:p>
          </table:table-cell>
          <table:table-cell table:style-name="ce27" office:value-type="string">
            <text:p>:m 東和 PHOTO / 220917f / 津田山駅 / 下作延計画 / １名（設備） / 金子工業所（不二建設） / 資料：天気：週間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string" office:string-value=":m 東和 PHOTO / 220917f / 津田山駅 / 下作延計画 / １名（設備） / 金子工業所（不二建設） / 資料：天気：週間">
            <text:p>:m 東和 PHOTO / 220917f / 津田山駅 / 下作延計画 / １名（設備） / 金子工業所（不二建設） / 資料：天気：週間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0" office:value-type="string">
            <text:p>2022-09-17_05-28-48_000.jpg</text:p>
          </table:table-cell>
          <table:table-cell table:style-name="ce27" office:value-type="string">
            <text:p>:m 東和 PHOTO / 220917f / 津田山駅 / 下作延計画 / １名（設備） / 金子工業所（不二建設） / 出発時間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string" office:string-value=":m 東和 PHOTO / 220917f / 津田山駅 / 下作延計画 / １名（設備） / 金子工業所（不二建設） / 出発時間">
            <text:p>:m 東和 PHOTO / 220917f / 津田山駅 / 下作延計画 / １名（設備） / 金子工業所（不二建設） / 出発時間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17" office:value-type="string">
            <text:p>2022-09-17_18-00-27_000.jpg</text:p>
          </table:table-cell>
          <table:table-cell table:style-name="ce27" office:value-type="string">
            <text:p>:m 東和 PHOTO / 220917f / 津田山駅 / 下作延計画 / １名（設備） / 金子工業所（不二建設） / 日報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string" office:string-value=":m 東和 PHOTO / 220917f / 津田山駅 / 下作延計画 / １名（設備） / 金子工業所（不二建設） / 日報">
            <text:p>:m 東和 PHOTO / 220917f / 津田山駅 / 下作延計画 / １名（設備） / 金子工業所（不二建設） / 日報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9" office:value-type="string">
            <text:p>2022-09-16_07-45-33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16_11-43-04_000.jpg</text:p>
          </table:table-cell>
          <table:table-cell table:style-name="ce27" office:value-type="string">
            <text:p>:m RES 1*1 / free# JVEMV6 81#_2:1 / 81. microbiology / topics=~,w=ジメトキシエタン；エーテル；アントラセン,s=~,i=~,doc=r-1-1~1.1#3-1,other=memo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string" office:string-value=":m RES 1*1 / free# JVEMV6 81#_2:1 / 81. microbiology / topics=~,w=ジメトキシエタン；エーテル；アントラセン,s=~,i=~,doc=r-1-1~1.1#3-1,other=memo+">
            <text:p>:m RES 1*1 / free# JVEMV6 81#_2:1 / 81. microbiology / topics=~,w=ジメトキシエタン；エーテル；アントラセン,s=~,i=~,doc=r-1-1~1.1#3-1,other=memo+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09-16_16-33-04_000.jpg</text:p>
          </table:table-cell>
          <table:table-cell table:style-name="ce29" office:value-type="string">
            <text:p>:m RES #*# / free# JVEMV6 80#_3:1 / 80. catalyst / topics=~,w=~,s=~,i=~,doc=r-1-1~1.1#6.1,other=memo+:pvc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string" office:string-value=":m RES #*# / free# JVEMV6 80#_3:1 / 80. catalyst / topics=~,w=~,s=~,i=~,doc=r-1-1~1.1#6.1,other=memo+:pvc">
            <text:p>:m RES #*# / free# JVEMV6 80#_3:1 / 80. catalyst / topics=~,w=~,s=~,i=~,doc=r-1-1~1.1#6.1,other=memo+:pvc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0" office:value-type="string">
            <text:p>2022-09-16_18-57-32_000.jpg</text:p>
          </table:table-cell>
          <table:table-cell table:style-name="ce27" office:value-type="string">
            <text:p>:m :篠笛,shinobue #*# / session-memo:session-1 / p.1:genre=melody,for=dai-kan,file-piece-musescore=~ \\\ p.2:genre=melody,for=page-1:continue,file-piece-musescore=~ \\\ p.3:genre=melody,for=hole-1:multi-pitches:sounds,file-piece-musescore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7" office:value-type="string">
            <text:p>2022-09-17_19-06-02_000.jpg</text:p>
          </table:table-cell>
          <table:table-cell table:style-name="ce29" office:value-type="string">
            <text:p>:m :篠笛,shinobue #*# / session-memo:session-1 / p.1:genre=melody:jazz-like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string" office:string-value=":m :篠笛,shinobue #*# / session-memo:session-1 / p.1:genre=melody:jazz-like">
            <text:p>:m :篠笛,shinobue #*# / session-memo:session-1 / p.1:genre=melody:jazz-like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45">
            <text:p>4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2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0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1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1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6:Sheet1.C271" table:on-update-keep-styles="true" table:on-update-keep-size="false"/>
        <table:database-range table:name="XXX" table:target-range-address="Sheet1.B266:Sheet1.B266" table:on-update-keep-styles="true" table:on-update-keep-size="false"/>
        <table:database-range table:name="XXX_music" table:target-range-address="Sheet1.B267:Sheet1.B267" table:on-update-keep-styles="true" table:on-update-keep-size="false"/>
        <table:database-range table:target-range-address="Sheet1.A2:Sheet1.AMJ38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2022/09/18</text:date>, <text:time>10:27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18T10:27:58.25</dc:date>
    <dc:creator>iwabuchi ken</dc:creator>
    <meta:editing-duration>P49DT3H22M30S</meta:editing-duration>
    <meta:editing-cycles>16050</meta:editing-cycles>
    <meta:document-statistic meta:table-count="2" meta:cell-count="939" meta:object-count="0"/>
    <meta:user-defined meta:name="qrichtext">1</meta:user-defined>
  </office:meta>
</office:document-meta>
</file>